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15.498cm" fo:min-width="19.0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698cm" fo:min-width="2.68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698cm" fo:min-width="6.701cm" fo:padding-top="0.151cm" fo:padding-bottom="0.151cm" fo:padding-left="0.276cm" fo:padding-right="0.276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2.637cm" fo:min-width="0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5cm" fo:min-width="0.57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3cm" fo:min-width="0.57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6cm" fo:min-width="0.577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4cm" fo:min-width="0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4cm" fo:min-width="0.57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904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179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2.1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1.232cm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9cm" fo:min-width="3.179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2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6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1.703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178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1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1.202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9cm" fo:min-width="3.619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732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3.9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3.9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2.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3.5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3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.60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2.5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3.31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2.9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3.31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.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1.225cm"/>
    </style:style>
    <style:style style:name="gr38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14.228cm" fo:min-width="21.09cm"/>
    </style:style>
    <style:style style:name="P1" style:family="paragraph">
      <loext:graphic-properties draw:fill="none" draw:fill-color="#729fcf"/>
      <style:paragraph-properties fo:text-align="center"/>
      <style:text-properties fo:font-size="15pt"/>
    </style:style>
    <style:style style:name="P2" style:family="paragraph">
      <loext:graphic-properties draw:fill="none"/>
      <style:paragraph-properties fo:text-align="center"/>
      <style:text-properties fo:font-size="15pt"/>
    </style:style>
    <style:style style:name="P3" style:family="paragraph">
      <loext:graphic-properties draw:fill="solid" draw:fill-color="#ffffff"/>
      <style:paragraph-properties fo:text-align="center"/>
      <style:text-properties fo:font-size="15pt"/>
    </style:style>
    <style:style style:name="P4" style:family="paragraph">
      <loext:graphic-properties draw:fill="none" draw:fill-color="#ffffff"/>
      <style:text-properties fo:font-size="15pt" style:font-size-asian="26pt" style:font-size-complex="26pt"/>
    </style:style>
    <style:style style:name="P5" style:family="paragraph">
      <loext:graphic-properties draw:fill="none" draw:fill-color="#ffffff"/>
      <style:text-properties fo:font-size="15pt" style:font-size-asian="18pt" style:font-size-complex="18pt"/>
    </style:style>
    <style:style style:name="P6" style:family="paragraph">
      <loext:graphic-properties draw:fill="none" draw:fill-color="#ffffff"/>
      <style:text-properties fo:font-size="15p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26pt" style:font-size-complex="26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5.748cm" svg:x="23.589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38cm" svg:height="13cm" svg:x="4.131cm" svg:y="5.094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7.253cm" svg:height="13cm" svg:x="7.369cm" svg:y="5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129cm" svg:height="12.887cm" svg:x="7.343cm" svg:y="5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596cm" svg:height="1.635cm" svg:x="7.613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669cm" svg:height="0.962cm" svg:x="8.113cm" svg:y="5.738cm">
          <draw:text-box>
            <text:p><text:span text:style-name="T1">a</text:span></text:p>
          </draw:text-box>
        </draw:frame>
        <draw:custom-shape draw:style-name="gr5" draw:text-style-name="P2" draw:layer="layout" svg:width="1.596cm" svg:height="1.635cm" svg:x="7.614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669cm" svg:height="0.962cm" svg:x="8.114cm" svg:y="7.508cm">
          <draw:text-box>
            <text:p><text:span text:style-name="T1">e</text:span></text:p>
          </draw:text-box>
        </draw:frame>
        <draw:custom-shape draw:style-name="gr7" draw:text-style-name="P2" draw:layer="layout" svg:width="1.596cm" svg:height="1.633cm" svg:x="7.615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596cm" svg:height="0.962cm" svg:x="7.713cm" svg:y="9.443cm">
          <draw:text-box>
            <text:p><text:span text:style-name="T1">MK</text:span></text:p>
          </draw:text-box>
        </draw:frame>
        <draw:custom-shape draw:style-name="gr8" draw:text-style-name="P2" draw:layer="layout" svg:width="1.597cm" svg:height="1.636cm" svg:x="7.623cm" svg:y="10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0.669cm" svg:height="0.964cm" svg:x="8.044cm" svg:y="11.105cm">
          <draw:text-box>
            <text:p><text:span text:style-name="T1">T</text:span></text:p>
          </draw:text-box>
        </draw:frame>
        <draw:custom-shape draw:style-name="gr10" draw:text-style-name="P2" draw:layer="layout" svg:width="1.596cm" svg:height="1.634cm" svg:x="7.613cm" svg:y="12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772cm" svg:height="0.789cm" svg:x="7.561cm" svg:y="12.894cm">
          <draw:text-box>
            <text:p><text:span text:style-name="T2">F1=0</text:span></text:p>
          </draw:text-box>
        </draw:frame>
        <draw:custom-shape draw:style-name="gr5" draw:text-style-name="P2" draw:layer="layout" svg:width="1.596cm" svg:height="1.635cm" svg:x="7.614cm" svg:y="14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96cm" svg:height="1.635cm" svg:x="7.614cm" svg:y="15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1.404cm" svg:height="0.789cm" svg:x="13.218cm" svg:y="4.305cm">
          <draw:text-box>
            <text:p><text:span text:style-name="T3">Box</text:span></text:p>
          </draw:text-box>
        </draw:frame>
        <draw:custom-shape draw:style-name="gr13" draw:text-style-name="P3" draw:layer="layout" svg:width="3.731cm" svg:height="0.791cm" svg:x="12.813cm" svg:y="5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632cm" svg:height="0.789cm" svg:x="13.46cm" svg:y="5.382cm">
          <draw:text-box>
            <text:p><text:span text:style-name="T3">UpdateA</text:span></text:p>
          </draw:text-box>
        </draw:frame>
        <draw:custom-shape draw:style-name="gr13" draw:text-style-name="P3" draw:layer="layout" svg:width="3.731cm" svg:height="0.791cm" svg:x="12.813cm" svg:y="6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732cm" svg:height="0.788cm" svg:x="13.46cm" svg:y="6.261cm">
          <draw:text-box>
            <text:p><text:span text:style-name="T3">GetA</text:span></text:p>
          </draw:text-box>
        </draw:frame>
        <draw:line draw:style-name="gr16" draw:text-style-name="P2" draw:layer="layout" svg:x1="12.814cm" svg:y1="5.546cm" svg:x2="9.196cm" svg:y2="6.224cm">
          <text:p/>
        </draw:line>
        <draw:line draw:style-name="gr16" draw:text-style-name="P2" draw:layer="layout" svg:x1="12.814cm" svg:y1="6.563cm" svg:x2="9.083cm" svg:y2="6.676cm">
          <text:p/>
        </draw:line>
        <draw:custom-shape draw:style-name="gr13" draw:text-style-name="P3" draw:layer="layout" svg:width="3.731cm" svg:height="0.791cm" svg:x="12.813cm" svg:y="7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632cm" svg:height="0.789cm" svg:x="13.46cm" svg:y="7.239cm">
          <draw:text-box>
            <text:p><text:span text:style-name="T3">UpdateE</text:span></text:p>
          </draw:text-box>
        </draw:frame>
        <draw:custom-shape draw:style-name="gr17" draw:text-style-name="P3" draw:layer="layout" svg:width="3.731cm" svg:height="0.792cm" svg:x="12.813cm" svg:y="8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732cm" svg:height="0.789cm" svg:x="13.46cm" svg:y="8.117cm">
          <draw:text-box>
            <text:p><text:span text:style-name="T3">GetE</text:span></text:p>
          </draw:text-box>
        </draw:frame>
        <draw:line draw:style-name="gr16" draw:text-style-name="P2" draw:layer="layout" svg:x1="12.814cm" svg:y1="7.468cm" svg:x2="9.083cm" svg:y2="7.468cm">
          <text:p/>
        </draw:line>
        <draw:line draw:style-name="gr16" draw:text-style-name="P2" draw:layer="layout" svg:x1="12.814cm" svg:y1="8.372cm" svg:x2="9.196cm" svg:y2="8.033cm">
          <text:p/>
        </draw:line>
        <draw:custom-shape draw:style-name="gr13" draw:text-style-name="P3" draw:layer="layout" svg:width="3.731cm" svg:height="0.791cm" svg:x="12.81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6" draw:layer="layout" svg:width="2.139cm" svg:height="0.789cm" svg:x="13.46cm" svg:y="9.108cm">
          <draw:text-box>
            <text:p><text:span text:style-name="T3">SetMK</text:span></text:p>
          </draw:text-box>
        </draw:frame>
        <draw:custom-shape draw:style-name="gr13" draw:text-style-name="P3" draw:layer="layout" svg:width="3.731cm" svg:height="0.791cm" svg:x="12.813cm" svg:y="9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6" draw:layer="layout" svg:width="2.203cm" svg:height="0.788cm" svg:x="13.46cm" svg:y="9.987cm">
          <draw:text-box>
            <text:p><text:span text:style-name="T3">GetMK</text:span></text:p>
          </draw:text-box>
        </draw:frame>
        <draw:line draw:style-name="gr16" draw:text-style-name="P2" draw:layer="layout" svg:x1="12.814cm" svg:y1="9.276cm" svg:x2="9.083cm" svg:y2="9.276cm">
          <text:p/>
        </draw:line>
        <draw:line draw:style-name="gr16" draw:text-style-name="P2" draw:layer="layout" svg:x1="12.814cm" svg:y1="10.181cm" svg:x2="9.083cm" svg:y2="9.842cm">
          <text:p/>
        </draw:line>
        <draw:custom-shape draw:style-name="gr21" draw:text-style-name="P3" draw:layer="layout" svg:width="3.73cm" svg:height="0.791cm" svg:x="12.825cm" svg:y="10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6" draw:layer="layout" svg:width="1.638cm" svg:height="0.789cm" svg:x="13.471cm" svg:y="10.965cm">
          <draw:text-box>
            <text:p><text:span text:style-name="T3">SetT</text:span></text:p>
          </draw:text-box>
        </draw:frame>
        <draw:custom-shape draw:style-name="gr21" draw:text-style-name="P3" draw:layer="layout" svg:width="3.73cm" svg:height="0.791cm" svg:x="12.825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1.702cm" svg:height="0.788cm" svg:x="13.471cm" svg:y="11.844cm">
          <draw:text-box>
            <text:p><text:span text:style-name="T3">GetT</text:span></text:p>
          </draw:text-box>
        </draw:frame>
        <draw:line draw:style-name="gr16" draw:text-style-name="P2" draw:layer="layout" svg:x1="12.825cm" svg:y1="11.133cm" svg:x2="9.094cm" svg:y2="11.133cm">
          <text:p/>
        </draw:line>
        <draw:line draw:style-name="gr16" draw:text-style-name="P2" draw:layer="layout" svg:x1="12.825cm" svg:y1="12.037cm" svg:x2="9.094cm" svg:y2="11.698cm">
          <text:p/>
        </draw:line>
        <draw:custom-shape draw:style-name="gr24" draw:text-style-name="P3" draw:layer="layout" svg:width="4.171cm" svg:height="0.792cm" svg:x="12.825cm" svg:y="12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4.296cm" svg:height="0.789cm" svg:x="12.813cm" svg:y="13.12cm">
          <draw:text-box>
            <text:p><text:span text:style-name="T3">SignalInputEnd</text:span></text:p>
          </draw:text-box>
        </draw:frame>
        <draw:custom-shape draw:style-name="gr25" draw:text-style-name="P3" draw:layer="layout" svg:width="4.284cm" svg:height="0.791cm" svg:x="12.825cm" svg:y="1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4.445cm" svg:height="0.789cm" svg:x="12.759cm" svg:y="14.603cm">
          <draw:text-box>
            <text:p><text:span text:style-name="T3">SignalCalc1End</text:span></text:p>
          </draw:text-box>
        </draw:frame>
        <draw:line draw:style-name="gr16" draw:text-style-name="P2" draw:layer="layout" svg:x1="12.736cm" svg:y1="13.269cm" svg:x2="9.107cm" svg:y2="13.233cm">
          <text:p/>
        </draw:line>
        <draw:line draw:style-name="gr16" draw:text-style-name="P2" draw:layer="layout" svg:x1="12.825cm" svg:y1="14.797cm" svg:x2="9.196cm" svg:y2="14.864cm">
          <text:p/>
        </draw:line>
        <draw:custom-shape draw:style-name="gr25" draw:text-style-name="P3" draw:layer="layout" svg:width="4.284cm" svg:height="0.791cm" svg:x="12.826cm" svg:y="16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6" draw:layer="layout" svg:width="4.445cm" svg:height="0.788cm" svg:x="12.76cm" svg:y="16.461cm">
          <draw:text-box>
            <text:p><text:span text:style-name="T3">SignalCalc2End</text:span></text:p>
          </draw:text-box>
        </draw:frame>
        <draw:line draw:style-name="gr16" draw:text-style-name="P2" draw:layer="layout" svg:x1="12.826cm" svg:y1="16.655cm" svg:x2="9.197cm" svg:y2="16.722cm">
          <text:p/>
        </draw:line>
        <draw:frame draw:style-name="gr11" draw:text-style-name="P5" draw:layer="layout" svg:width="1.772cm" svg:height="0.789cm" svg:x="7.562cm" svg:y="16.365cm">
          <draw:text-box>
            <text:p><text:span text:style-name="T2">F3=0</text:span></text:p>
          </draw:text-box>
        </draw:frame>
        <draw:frame draw:style-name="gr11" draw:text-style-name="P5" draw:layer="layout" svg:width="1.772cm" svg:height="0.789cm" svg:x="7.562cm" svg:y="14.674cm">
          <draw:text-box>
            <text:p><text:span text:style-name="T2">F2=0</text:span></text:p>
          </draw:text-box>
        </draw:frame>
        <draw:frame draw:style-name="gr28" draw:text-style-name="P6" draw:layer="layout" svg:width="2.9cm" svg:height="0.789cm" svg:x="9.898cm" svg:y="12.627cm">
          <draw:text-box>
            <text:p><text:span text:style-name="T3">F1:=F1+1</text:span></text:p>
          </draw:text-box>
        </draw:frame>
        <draw:frame draw:style-name="gr28" draw:text-style-name="P6" draw:layer="layout" svg:width="2.9cm" svg:height="0.789cm" svg:x="9.898cm" svg:y="16.098cm">
          <draw:text-box>
            <text:p><text:span text:style-name="T3">F3:=F3+1</text:span></text:p>
          </draw:text-box>
        </draw:frame>
        <draw:frame draw:style-name="gr28" draw:text-style-name="P6" draw:layer="layout" svg:width="2.9cm" svg:height="0.789cm" svg:x="9.898cm" svg:y="14.229cm">
          <draw:text-box>
            <text:p><text:span text:style-name="T3">F2:=F2+1</text:span></text:p>
          </draw:text-box>
        </draw:frame>
        <draw:line draw:style-name="gr16" draw:text-style-name="P2" draw:layer="layout" svg:x1="20.726cm" svg:y1="5.57cm" svg:x2="16.572cm" svg:y2="5.598cm">
          <text:p/>
        </draw:line>
        <draw:frame draw:style-name="gr29" draw:text-style-name="P6" draw:layer="layout" svg:width="4.034cm" svg:height="0.788cm" svg:x="16.883cm" svg:y="4.988cm">
          <draw:text-box>
            <text:p><text:span text:style-name="T3">T1, T2, T3, T4</text:span></text:p>
          </draw:text-box>
        </draw:frame>
        <draw:line draw:style-name="gr16" draw:text-style-name="P2" draw:layer="layout" svg:x1="20.727cm" svg:y1="6.46cm" svg:x2="16.573cm" svg:y2="6.488cm">
          <text:p/>
        </draw:line>
        <draw:frame draw:style-name="gr30" draw:text-style-name="P6" draw:layer="layout" svg:width="4.034cm" svg:height="0.789cm" svg:x="16.884cm" svg:y="5.878cm">
          <draw:text-box>
            <text:p><text:span text:style-name="T3">T1, T2, T3, T4</text:span></text:p>
          </draw:text-box>
        </draw:frame>
        <draw:line draw:style-name="gr16" draw:text-style-name="P2" draw:layer="layout" svg:x1="20.727cm" svg:y1="7.528cm" svg:x2="16.573cm" svg:y2="7.556cm">
          <text:p/>
        </draw:line>
        <draw:frame draw:style-name="gr30" draw:text-style-name="P6" draw:layer="layout" svg:width="4.034cm" svg:height="0.789cm" svg:x="16.884cm" svg:y="6.946cm">
          <draw:text-box>
            <text:p><text:span text:style-name="T3">T1, T2, T3, T4</text:span></text:p>
          </draw:text-box>
        </draw:frame>
        <draw:line draw:style-name="gr16" draw:text-style-name="P2" draw:layer="layout" svg:x1="20.727cm" svg:y1="8.329cm" svg:x2="16.573cm" svg:y2="8.357cm">
          <text:p/>
        </draw:line>
        <draw:frame draw:style-name="gr30" draw:text-style-name="P6" draw:layer="layout" svg:width="4.034cm" svg:height="0.789cm" svg:x="16.884cm" svg:y="7.747cm">
          <draw:text-box>
            <text:p><text:span text:style-name="T3">T1, T2, T3, T4</text:span></text:p>
          </draw:text-box>
        </draw:frame>
        <draw:line draw:style-name="gr16" draw:text-style-name="P2" draw:layer="layout" svg:x1="20.728cm" svg:y1="9.308cm" svg:x2="16.574cm" svg:y2="9.336cm">
          <text:p/>
        </draw:line>
        <draw:frame draw:style-name="gr31" draw:text-style-name="P6" draw:layer="layout" svg:width="1.46cm" svg:height="1.309cm" svg:x="16.885cm" svg:y="8.726cm">
          <draw:text-box>
            <text:p><text:span text:style-name="T3">T3</text:span></text:p>
          </draw:text-box>
        </draw:frame>
        <draw:line draw:style-name="gr16" draw:text-style-name="P2" draw:layer="layout" svg:x1="20.728cm" svg:y1="10.199cm" svg:x2="16.574cm" svg:y2="10.227cm">
          <text:p/>
        </draw:line>
        <draw:frame draw:style-name="gr30" draw:text-style-name="P6" draw:layer="layout" svg:width="4.034cm" svg:height="0.789cm" svg:x="16.885cm" svg:y="9.616cm">
          <draw:text-box>
            <text:p><text:span text:style-name="T3">T1, T2, T3, T4</text:span></text:p>
          </draw:text-box>
        </draw:frame>
        <draw:line draw:style-name="gr16" draw:text-style-name="P2" draw:layer="layout" svg:x1="20.728cm" svg:y1="12.068cm" svg:x2="16.574cm" svg:y2="12.096cm">
          <text:p/>
        </draw:line>
        <draw:frame draw:style-name="gr29" draw:text-style-name="P6" draw:layer="layout" svg:width="4.034cm" svg:height="0.788cm" svg:x="16.885cm" svg:y="11.486cm">
          <draw:text-box>
            <text:p><text:span text:style-name="T3">T1, T2, T3, T4</text:span></text:p>
          </draw:text-box>
        </draw:frame>
        <draw:line draw:style-name="gr16" draw:text-style-name="P2" draw:layer="layout" svg:x1="20.728cm" svg:y1="11.178cm" svg:x2="16.574cm" svg:y2="11.206cm">
          <text:p/>
        </draw:line>
        <draw:frame draw:style-name="gr31" draw:text-style-name="P6" draw:layer="layout" svg:width="1.333cm" svg:height="1.309cm" svg:x="16.885cm" svg:y="10.596cm">
          <draw:text-box>
            <text:p><text:span text:style-name="T3">T1</text:span></text:p>
          </draw:text-box>
        </draw:frame>
        <draw:line draw:style-name="gr16" draw:text-style-name="P2" draw:layer="layout" svg:x1="20.667cm" svg:y1="16.737cm" svg:x2="17.108cm" svg:y2="16.725cm">
          <text:p/>
        </draw:line>
        <draw:frame draw:style-name="gr32" draw:text-style-name="P6" draw:layer="layout" svg:width="3.058cm" svg:height="0.789cm" svg:x="17.419cm" svg:y="16.114cm">
          <draw:text-box>
            <text:p><text:span text:style-name="T3">T1, T3, T4</text:span></text:p>
          </draw:text-box>
        </draw:frame>
        <draw:line draw:style-name="gr16" draw:text-style-name="P2" draw:layer="layout" svg:x1="21.262cm" svg:y1="14.916cm" svg:x2="17.108cm" svg:y2="14.944cm">
          <text:p/>
        </draw:line>
        <draw:frame draw:style-name="gr30" draw:text-style-name="P6" draw:layer="layout" svg:width="4.034cm" svg:height="0.789cm" svg:x="17.419cm" svg:y="14.334cm">
          <draw:text-box>
            <text:p><text:span text:style-name="T3">T1, T2, T3, T4</text:span></text:p>
          </draw:text-box>
        </draw:frame>
        <draw:line draw:style-name="gr16" draw:text-style-name="P2" draw:layer="layout" svg:x1="21.173cm" svg:y1="13.403cm" svg:x2="17.019cm" svg:y2="13.431cm">
          <text:p/>
        </draw:line>
        <draw:frame draw:style-name="gr30" draw:text-style-name="P6" draw:layer="layout" svg:width="4.034cm" svg:height="0.789cm" svg:x="17.33cm" svg:y="12.821cm">
          <draw:text-box>
            <text:p><text:span text:style-name="T3">T1, T2, T3, T4</text:span></text:p>
          </draw:text-box>
        </draw:frame>
        <draw:custom-shape draw:style-name="gr21" draw:text-style-name="P3" draw:layer="layout" svg:width="3.73cm" svg:height="0.791cm" svg:x="3.289cm" svg:y="12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6" draw:layer="layout" svg:width="3.816cm" svg:height="0.788cm" svg:x="3.223cm" svg:y="12.937cm">
          <draw:text-box>
            <text:p><text:span text:style-name="T3">WaitInputEnd</text:span></text:p>
          </draw:text-box>
        </draw:frame>
        <draw:line draw:style-name="gr16" draw:text-style-name="P2" draw:layer="layout" svg:x1="0.311cm" svg:y1="13.192cm" svg:x2="3.359cm" svg:y2="13.192cm">
          <text:p/>
        </draw:line>
        <draw:frame draw:style-name="gr34" draw:text-style-name="P6" draw:layer="layout" svg:width="3.419cm" svg:height="0.78cm" svg:x="0.065cm" svg:y="12.411cm">
          <draw:text-box>
            <text:p><text:span text:style-name="T3">T1,T2,T3,T4</text:span></text:p>
          </draw:text-box>
        </draw:frame>
        <draw:custom-shape draw:style-name="gr21" draw:text-style-name="P3" draw:layer="layout" svg:width="3.73cm" svg:height="0.791cm" svg:x="3.293cm" svg:y="14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6" draw:layer="layout" svg:width="4.069cm" svg:height="1.309cm" svg:x="3.227cm" svg:y="14.637cm">
          <draw:text-box>
            <text:p><text:span text:style-name="T3">WaitCalc1End</text:span></text:p>
          </draw:text-box>
        </draw:frame>
        <draw:line draw:style-name="gr16" draw:text-style-name="P2" draw:layer="layout" svg:x1="0.315cm" svg:y1="14.892cm" svg:x2="3.363cm" svg:y2="14.892cm">
          <text:p/>
        </draw:line>
        <draw:frame draw:style-name="gr34" draw:text-style-name="P6" draw:layer="layout" svg:width="3.419cm" svg:height="0.78cm" svg:x="0.069cm" svg:y="14.111cm">
          <draw:text-box>
            <text:p><text:span text:style-name="T3">T1,T2,T3,T4</text:span></text:p>
          </draw:text-box>
        </draw:frame>
        <draw:custom-shape draw:style-name="gr21" draw:text-style-name="P3" draw:layer="layout" svg:width="3.73cm" svg:height="0.791cm" svg:x="3.294cm" svg:y="1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6" draw:layer="layout" svg:width="4.069cm" svg:height="1.309cm" svg:x="3.228cm" svg:y="16.438cm">
          <draw:text-box>
            <text:p><text:span text:style-name="T3">WaitCalc2End</text:span></text:p>
          </draw:text-box>
        </draw:frame>
        <draw:line draw:style-name="gr16" draw:text-style-name="P2" draw:layer="layout" svg:x1="0.316cm" svg:y1="16.693cm" svg:x2="3.364cm" svg:y2="16.693cm">
          <text:p/>
        </draw:line>
        <draw:frame draw:style-name="gr36" draw:text-style-name="P6" draw:layer="layout" svg:width="1.12cm" svg:height="0.78cm" svg:x="1.096cm" svg:y="15.968cm">
          <draw:text-box>
            <text:p><text:span text:style-name="T3">T2</text:span></text:p>
          </draw:text-box>
        </draw:frame>
        <draw:frame draw:style-name="gr37" draw:text-style-name="P6" draw:layer="layout" svg:width="1.725cm" svg:height="0.78cm" svg:x="5.372cm" svg:y="12.23cm">
          <draw:text-box>
            <text:p><text:span text:style-name="T3">F1=4</text:span></text:p>
          </draw:text-box>
        </draw:frame>
        <draw:frame draw:style-name="gr37" draw:text-style-name="P6" draw:layer="layout" svg:width="1.725cm" svg:height="0.78cm" svg:x="5.373cm" svg:y="15.73cm">
          <draw:text-box>
            <text:p><text:span text:style-name="T3">F3=3</text:span></text:p>
          </draw:text-box>
        </draw:frame>
        <draw:frame draw:style-name="gr37" draw:text-style-name="P6" draw:layer="layout" svg:width="1.725cm" svg:height="0.78cm" svg:x="5.373cm" svg:y="13.93cm">
          <draw:text-box>
            <text:p><text:span text:style-name="T3">F2=4</text:span></text:p>
          </draw:text-box>
        </draw:frame>
        <draw:custom-shape draw:style-name="gr38" draw:text-style-name="P7" draw:layer="layout" svg:width="21.59cm" svg:height="14.478cm" svg:x="0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4-15T19:02:45.324503390</dc:date>
    <meta:editing-duration>PT2H20M14S</meta:editing-duration>
    <meta:editing-cycles>24</meta:editing-cycles>
    <meta:generator>LibreOffice/5.4.6.2$Linux_X86_64 LibreOffice_project/40m0$Build-2</meta:generator>
    <meta:document-statistic meta:object-count="93"/>
  </office:meta>
</office:document-meta>
</file>